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1200000012628A12A2F2A67334.gif" manifest:media-type="image/gif"/>
  <manifest:file-entry manifest:full-path="Object 2/Pictures/100002000000001200000012BCD3BA501F5E9F62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1200000012628A12A2F2A67334.gif" manifest:media-type="image/gif"/>
  <manifest:file-entry manifest:full-path="Object 1/Pictures/100002000000001200000012BCD3BA501F5E9F62.gif" manifest:media-type="image/gif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8in" svg:height="3.5453in" svg:x="5.9335in" svg:y="0.0945in">
            <draw:object draw:notify-on-update-of-ranges="Sheet1.C3:Sheet1.C10 Sheet1.C1:Sheet1.C1 Sheet1.D3:Sheet1.D10 Sheet1.C15:Sheet1.C22 Sheet1.C13:Sheet1.C13 Sheet1.D15:Sheet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1516in" svg:y="3.965in">
            <draw:object draw:notify-on-update-of-ranges="Sheet1.C3:Sheet1.C10 Sheet1.C1:Sheet1.C1 Sheet1.E3:Sheet1.E10 Sheet1.C15:Sheet1.C22 Sheet1.C13:Sheet1.C13 Sheet1.E15:Sheet1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9.atsp Reps: 10 Nodes: <text:s/>9</text:p>
          </table:table-cell>
          <table:table-cell/>
          <table:table-cell table:style-name="ce1" office:value-type="string" calcext:value-type="string" table:number-columns-spanned="3" table:number-rows-spanned="1">
            <text:p>A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263863" calcext:value-type="float">
            <text:p>263863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240944" calcext:value-type="float">
            <text:p>240944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9" table:formula="of:=[.B11]" office:value-type="float" office:value="0.2413561" calcext:value-type="float">
            <text:p>0.2413561</text:p>
          </table:table-cell>
          <table:table-cell table:style-name="ce14" table:formula="of:=[.C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012" calcext:value-type="float">
            <text:p>23701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22]" office:value-type="float" office:value="0.906015" calcext:value-type="float">
            <text:p>0.906015</text:p>
          </table:table-cell>
          <table:table-cell table:style-name="ce14" table:formula="of:=[.C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337" calcext:value-type="float">
            <text:p>237337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33]" office:value-type="float" office:value="3.8656853" calcext:value-type="float">
            <text:p>3.8656853</text:p>
          </table:table-cell>
          <table:table-cell table:style-name="ce14" table:formula="of:=[.C28]" office:value-type="float" office:value="11.8118" calcext:value-type="float">
            <text:p>11.8118</text:p>
          </table:table-cell>
        </table:table-row>
        <table:table-row table:style-name="ro1">
          <table:table-cell office:value-type="float" office:value="236734" calcext:value-type="float">
            <text:p>23673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4]" office:value-type="float" office:value="5.3833244" calcext:value-type="float">
            <text:p>5.3833244</text:p>
          </table:table-cell>
          <table:table-cell table:style-name="ce14" table:formula="of:=[.C29]" office:value-type="float" office:value="11.5359" calcext:value-type="float">
            <text:p>11.5359</text:p>
          </table:table-cell>
        </table:table-row>
        <table:table-row table:style-name="ro1">
          <table:table-cell office:value-type="float" office:value="237651" calcext:value-type="float">
            <text:p>237651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formula="of:=[.B55]" office:value-type="float" office:value="6.6020264" calcext:value-type="float">
            <text:p>6.6020264</text:p>
          </table:table-cell>
          <table:table-cell table:style-name="ce14" table:formula="of:=[.C30]" office:value-type="float" office:value="0.386121" calcext:value-type="float">
            <text:p>0.386121</text:p>
          </table:table-cell>
        </table:table-row>
        <table:table-row table:style-name="ro1">
          <table:table-cell office:value-type="float" office:value="237059" calcext:value-type="float">
            <text:p>237059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formula="of:=[.B66]" office:value-type="float" office:value="10.371859" calcext:value-type="float">
            <text:p>10.371859</text:p>
          </table:table-cell>
          <table:table-cell table:style-name="ce14" table:formula="of:=[.C31]" office:value-type="float" office:value="15.9247" calcext:value-type="float">
            <text:p>15.9247</text:p>
          </table:table-cell>
        </table:table-row>
        <table:table-row table:style-name="ro1">
          <table:table-cell office:value-type="float" office:value="241368" calcext:value-type="float">
            <text:p>241368</text:p>
          </table:table-cell>
          <table:table-cell/>
          <table:table-cell table:style-name="ce4" office:value-type="float" office:value="65" calcext:value-type="float">
            <text:p>65</text:p>
          </table:table-cell>
          <table:table-cell table:formula="of:=[.B77]" office:value-type="float" office:value="16.2963744" calcext:value-type="float">
            <text:p>16.2963744</text:p>
          </table:table-cell>
          <table:table-cell table:style-name="ce14" table:formula="of:=[.C32]" office:value-type="float" office:value="23.752" calcext:value-type="float">
            <text:p>23.752</text:p>
          </table:table-cell>
        </table:table-row>
        <table:table-row table:style-name="ro1">
          <table:table-cell office:value-type="float" office:value="242091" calcext:value-type="float">
            <text:p>242091</text:p>
          </table:table-cell>
          <table:table-cell office:value-type="string" calcext:value-type="string">
            <text:p>sr</text:p>
          </table:table-cell>
          <table:table-cell table:style-name="ce5" office:value-type="float" office:value="71" calcext:value-type="float">
            <text:p>71</text:p>
          </table:table-cell>
          <table:table-cell table:style-name="ce10" table:formula="of:=[.B88]" office:value-type="float" office:value="22.7883413" calcext:value-type="float">
            <text:p>22.7883413</text:p>
          </table:table-cell>
          <table:table-cell table:style-name="ce14" table:formula="of:=[.C33]" office:value-type="float" office:value="23.4513" calcext:value-type="float">
            <text:p>23.4513</text:p>
          </table:table-cell>
        </table:table-row>
        <table:table-row table:style-name="ro1">
          <table:table-cell office:value-type="float" office:value="239502" calcext:value-type="float">
            <text:p>239502</text:p>
          </table:table-cell>
          <table:table-cell table:formula="of:=AVERAGE([.A2:.A11])/10^6" office:value-type="float" office:value="0.2413561" calcext:value-type="float">
            <text:p>0.2413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17.atsp Reps: 10 Nodes: <text:s/>17</text:p>
          </table:table-cell>
          <table:table-cell table:number-columns-repeated="4"/>
        </table:table-row>
        <table:table-row table:style-name="ro1">
          <table:table-cell office:value-type="float" office:value="898162" calcext:value-type="float">
            <text:p>898162</text:p>
          </table:table-cell>
          <table:table-cell/>
          <table:table-cell table:style-name="ce6" office:value-type="string" calcext:value-type="string" table:number-columns-spanned="3" table:number-rows-spanned="1">
            <text:p>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900278" calcext:value-type="float">
            <text:p>900278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904505" calcext:value-type="float">
            <text:p>904505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9" table:formula="of:=[.B99]" office:value-type="float" office:value="1.0622503" calcext:value-type="float">
            <text:p>1.0622503</text:p>
          </table:table-cell>
          <table:table-cell table:style-name="ce14" table:formula="of:=[.C34]" office:value-type="float" office:value="1.506" calcext:value-type="float">
            <text:p>1.506</text:p>
          </table:table-cell>
        </table:table-row>
        <table:table-row table:style-name="ro1">
          <table:table-cell office:value-type="float" office:value="923156" calcext:value-type="float">
            <text:p>923156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formula="of:=[.B110]" office:value-type="float" office:value="1.6990012" calcext:value-type="float">
            <text:p>1.6990012</text:p>
          </table:table-cell>
          <table:table-cell table:style-name="ce14" table:formula="of:=[.C35]" office:value-type="float" office:value="5.07573" calcext:value-type="float">
            <text:p>5.07573</text:p>
          </table:table-cell>
        </table:table-row>
        <table:table-row table:style-name="ro1">
          <table:table-cell office:value-type="float" office:value="902480" calcext:value-type="float">
            <text:p>902480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formula="of:=[.B121]" office:value-type="float" office:value="3.6944883" calcext:value-type="float">
            <text:p>3.6944883</text:p>
          </table:table-cell>
          <table:table-cell table:style-name="ce14" table:formula="of:=[.C36]" office:value-type="float" office:value="4.82609" calcext:value-type="float">
            <text:p>4.82609</text:p>
          </table:table-cell>
        </table:table-row>
        <table:table-row table:style-name="ro1">
          <table:table-cell office:value-type="float" office:value="915863" calcext:value-type="float">
            <text:p>915863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formula="of:=[.B132]" office:value-type="float" office:value="7.9014167" calcext:value-type="float">
            <text:p>7.9014167</text:p>
          </table:table-cell>
          <table:table-cell table:style-name="ce14" table:formula="of:=[.C37]" office:value-type="float" office:value="7.85408" calcext:value-type="float">
            <text:p>7.85408</text:p>
          </table:table-cell>
        </table:table-row>
        <table:table-row table:style-name="ro1">
          <table:table-cell office:value-type="float" office:value="899992" calcext:value-type="float">
            <text:p>899992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formula="of:=[.B143]" office:value-type="float" office:value="11.8915279" calcext:value-type="float">
            <text:p>11.8915279</text:p>
          </table:table-cell>
          <table:table-cell table:style-name="ce14" table:formula="of:=[.C38]" office:value-type="float" office:value="10.1525" calcext:value-type="float">
            <text:p>10.1525</text:p>
          </table:table-cell>
        </table:table-row>
        <table:table-row table:style-name="ro1">
          <table:table-cell office:value-type="float" office:value="915346" calcext:value-type="float">
            <text:p>915346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B154]" office:value-type="float" office:value="14.6726283" calcext:value-type="float">
            <text:p>14.6726283</text:p>
          </table:table-cell>
          <table:table-cell table:style-name="ce14" table:formula="of:=[.C39]" office:value-type="float" office:value="7.37704" calcext:value-type="float">
            <text:p>7.37704</text:p>
          </table:table-cell>
        </table:table-row>
        <table:table-row table:style-name="ro1">
          <table:table-cell office:value-type="float" office:value="894837" calcext:value-type="float">
            <text:p>894837</text:p>
          </table:table-cell>
          <table:table-cell office:value-type="string" calcext:value-type="string">
            <text:p>sr</text:p>
          </table:table-cell>
          <table:table-cell office:value-type="float" office:value="70" calcext:value-type="float">
            <text:p>70</text:p>
          </table:table-cell>
          <table:table-cell table:formula="of:=[.B165]" office:value-type="float" office:value="23.7770646" calcext:value-type="float">
            <text:p>23.7770646</text:p>
          </table:table-cell>
          <table:table-cell table:style-name="ce14" table:formula="of:=[.C40]" office:value-type="float" office:value="9.97037" calcext:value-type="float">
            <text:p>9.97037</text:p>
          </table:table-cell>
        </table:table-row>
        <table:table-row table:style-name="ro1">
          <table:table-cell office:value-type="float" office:value="905531" calcext:value-type="float">
            <text:p>905531</text:p>
          </table:table-cell>
          <table:table-cell table:formula="of:=AVERAGE([.A13:.A22])/10^6" office:value-type="float" office:value="0.906015" calcext:value-type="float">
            <text:p>0.906015</text:p>
          </table:table-cell>
          <table:table-cell table:style-name="ce5" office:value-type="float" office:value="76" calcext:value-type="float">
            <text:p>76</text:p>
          </table:table-cell>
          <table:table-cell table:style-name="ce10" table:formula="of:=[.B176]" office:value-type="float" office:value="26.3829762" calcext:value-type="float">
            <text:p>26.3829762</text:p>
          </table:table-cell>
          <table:table-cell table:style-name="ce14" table:formula="of:=[.C41]" office:value-type="float" office:value="10.2788" calcext:value-type="float">
            <text:p>10.2788</text:p>
          </table:table-cell>
        </table:table-row>
        <table:table-row table:style-name="ro1">
          <table:table-cell office:value-type="string" calcext:value-type="string">
            <text:p>ftv33.atsp Reps: 10 Nodes: <text:s/>34</text:p>
          </table:table-cell>
          <table:table-cell table:number-columns-repeated="4"/>
        </table:table-row>
        <table:table-row table:style-name="ro1">
          <table:table-cell office:value-type="float" office:value="3826721" calcext:value-type="float">
            <text:p>3826721</text:p>
          </table:table-cell>
          <table:table-cell table:number-columns-repeated="4"/>
        </table:table-row>
        <table:table-row table:style-name="ro1">
          <table:table-cell office:value-type="float" office:value="3887422" calcext:value-type="float">
            <text:p>3887422</text:p>
          </table:table-cell>
          <table:table-cell/>
          <table:table-cell office:value-type="string" calcext:value-type="string">
            <text:p>SREDNIE BLEDY w % DLA KOLEJNO WSZYSTKICH INSTACJI Z conf.ini</text:p>
          </table:table-cell>
          <table:table-cell table:number-columns-repeated="2"/>
        </table:table-row>
        <table:table-row table:style-name="ro1">
          <table:table-cell office:value-type="float" office:value="3803207" calcext:value-type="float">
            <text:p>380320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atsp</text:p>
          </table:table-cell>
          <table:table-cell/>
        </table:table-row>
        <table:table-row table:style-name="ro1">
          <table:table-cell office:value-type="float" office:value="3799605" calcext:value-type="float">
            <text:p>37996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73418" calcext:value-type="float">
            <text:p>3773418</text:p>
          </table:table-cell>
          <table:table-cell/>
          <table:table-cell office:value-type="float" office:value="11.8118" calcext:value-type="float">
            <text:p>11.8118</text:p>
          </table:table-cell>
          <table:table-cell table:number-columns-repeated="2"/>
        </table:table-row>
        <table:table-row table:style-name="ro1">
          <table:table-cell office:value-type="float" office:value="3797767" calcext:value-type="float">
            <text:p>3797767</text:p>
          </table:table-cell>
          <table:table-cell/>
          <table:table-cell office:value-type="float" office:value="11.5359" calcext:value-type="float">
            <text:p>11.5359</text:p>
          </table:table-cell>
          <table:table-cell table:number-columns-repeated="2"/>
        </table:table-row>
        <table:table-row table:style-name="ro1">
          <table:table-cell office:value-type="float" office:value="3770471" calcext:value-type="float">
            <text:p>3770471</text:p>
          </table:table-cell>
          <table:table-cell/>
          <table:table-cell office:value-type="float" office:value="0.386121" calcext:value-type="float">
            <text:p>0.386121</text:p>
          </table:table-cell>
          <table:table-cell table:number-columns-repeated="2"/>
        </table:table-row>
        <table:table-row table:style-name="ro1">
          <table:table-cell office:value-type="float" office:value="3985514" calcext:value-type="float">
            <text:p>3985514</text:p>
          </table:table-cell>
          <table:table-cell/>
          <table:table-cell office:value-type="float" office:value="15.9247" calcext:value-type="float">
            <text:p>15.9247</text:p>
          </table:table-cell>
          <table:table-cell table:number-columns-repeated="2"/>
        </table:table-row>
        <table:table-row table:style-name="ro1">
          <table:table-cell office:value-type="float" office:value="3969475" calcext:value-type="float">
            <text:p>3969475</text:p>
          </table:table-cell>
          <table:table-cell office:value-type="string" calcext:value-type="string">
            <text:p>sr</text:p>
          </table:table-cell>
          <table:table-cell office:value-type="float" office:value="23.752" calcext:value-type="float">
            <text:p>23.752</text:p>
          </table:table-cell>
          <table:table-cell table:number-columns-repeated="2"/>
        </table:table-row>
        <table:table-row table:style-name="ro1">
          <table:table-cell office:value-type="float" office:value="4043253" calcext:value-type="float">
            <text:p>4043253</text:p>
          </table:table-cell>
          <table:table-cell table:formula="of:=AVERAGE([.A24:.A33])/10^6" office:value-type="float" office:value="3.8656853" calcext:value-type="float">
            <text:p>3.8656853</text:p>
          </table:table-cell>
          <table:table-cell office:value-type="float" office:value="23.4513" calcext:value-type="float">
            <text:p>23.4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v38.atsp Reps: 10 Nodes: <text:s/>39</text:p>
          </table:table-cell>
          <table:table-cell/>
          <table:table-cell office:value-type="float" office:value="1.506" calcext:value-type="float">
            <text:p>1.506</text:p>
          </table:table-cell>
          <table:table-cell table:style-name="ce11" office:value-type="string" calcext:value-type="string">
            <text:p>tsp</text:p>
          </table:table-cell>
          <table:table-cell/>
        </table:table-row>
        <table:table-row table:style-name="ro1">
          <table:table-cell office:value-type="float" office:value="5275158" calcext:value-type="float">
            <text:p>5275158</text:p>
          </table:table-cell>
          <table:table-cell/>
          <table:table-cell office:value-type="float" office:value="5.07573" calcext:value-type="float">
            <text:p>5.07573</text:p>
          </table:table-cell>
          <table:table-cell table:number-columns-repeated="2"/>
        </table:table-row>
        <table:table-row table:style-name="ro1">
          <table:table-cell office:value-type="float" office:value="5364431" calcext:value-type="float">
            <text:p>5364431</text:p>
          </table:table-cell>
          <table:table-cell/>
          <table:table-cell office:value-type="float" office:value="4.82609" calcext:value-type="float">
            <text:p>4.82609</text:p>
          </table:table-cell>
          <table:table-cell table:number-columns-repeated="2"/>
        </table:table-row>
        <table:table-row table:style-name="ro1">
          <table:table-cell office:value-type="float" office:value="5452748" calcext:value-type="float">
            <text:p>5452748</text:p>
          </table:table-cell>
          <table:table-cell/>
          <table:table-cell office:value-type="float" office:value="7.85408" calcext:value-type="float">
            <text:p>7.85408</text:p>
          </table:table-cell>
          <table:table-cell table:number-columns-repeated="2"/>
        </table:table-row>
        <table:table-row table:style-name="ro1">
          <table:table-cell office:value-type="float" office:value="5489348" calcext:value-type="float">
            <text:p>5489348</text:p>
          </table:table-cell>
          <table:table-cell/>
          <table:table-cell office:value-type="float" office:value="10.1525" calcext:value-type="float">
            <text:p>10.1525</text:p>
          </table:table-cell>
          <table:table-cell table:number-columns-repeated="2"/>
        </table:table-row>
        <table:table-row table:style-name="ro1">
          <table:table-cell office:value-type="float" office:value="5330892" calcext:value-type="float">
            <text:p>5330892</text:p>
          </table:table-cell>
          <table:table-cell/>
          <table:table-cell office:value-type="float" office:value="7.37704" calcext:value-type="float">
            <text:p>7.37704</text:p>
          </table:table-cell>
          <table:table-cell table:number-columns-repeated="2"/>
        </table:table-row>
        <table:table-row table:style-name="ro1">
          <table:table-cell office:value-type="float" office:value="5274917" calcext:value-type="float">
            <text:p>5274917</text:p>
          </table:table-cell>
          <table:table-cell/>
          <table:table-cell office:value-type="float" office:value="9.97037" calcext:value-type="float">
            <text:p>9.97037</text:p>
          </table:table-cell>
          <table:table-cell table:number-columns-repeated="2"/>
        </table:table-row>
        <table:table-row table:style-name="ro1">
          <table:table-cell office:value-type="float" office:value="5310014" calcext:value-type="float">
            <text:p>5310014</text:p>
          </table:table-cell>
          <table:table-cell/>
          <table:table-cell office:value-type="float" office:value="10.2788" calcext:value-type="float">
            <text:p>10.2788</text:p>
          </table:table-cell>
          <table:table-cell table:number-columns-repeated="2"/>
        </table:table-row>
        <table:table-row table:style-name="ro1">
          <table:table-cell office:value-type="float" office:value="5280134" calcext:value-type="float">
            <text:p>5280134</text:p>
          </table:table-cell>
          <table:table-cell table:number-columns-repeated="4"/>
        </table:table-row>
        <table:table-row table:style-name="ro1">
          <table:table-cell office:value-type="float" office:value="5362468" calcext:value-type="float">
            <text:p>536246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5693134" calcext:value-type="float">
            <text:p>5693134</text:p>
          </table:table-cell>
          <table:table-cell table:formula="of:=AVERAGE([.A35:.A44])/10^6" office:value-type="float" office:value="5.3833244" calcext:value-type="float">
            <text:p>5.383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3.atsp Reps: 10 Nodes: <text:s/>43</text:p>
          </table:table-cell>
          <table:table-cell table:number-columns-repeated="4"/>
        </table:table-row>
        <table:table-row table:style-name="ro1">
          <table:table-cell office:value-type="float" office:value="6751701" calcext:value-type="float">
            <text:p>6751701</text:p>
          </table:table-cell>
          <table:table-cell table:number-columns-repeated="4"/>
        </table:table-row>
        <table:table-row table:style-name="ro1">
          <table:table-cell office:value-type="float" office:value="6488255" calcext:value-type="float">
            <text:p>6488255</text:p>
          </table:table-cell>
          <table:table-cell table:number-columns-repeated="4"/>
        </table:table-row>
        <table:table-row table:style-name="ro1">
          <table:table-cell office:value-type="float" office:value="6469169" calcext:value-type="float">
            <text:p>6469169</text:p>
          </table:table-cell>
          <table:table-cell table:number-columns-repeated="4"/>
        </table:table-row>
        <table:table-row table:style-name="ro1">
          <table:table-cell office:value-type="float" office:value="6498848" calcext:value-type="float">
            <text:p>6498848</text:p>
          </table:table-cell>
          <table:table-cell table:number-columns-repeated="4"/>
        </table:table-row>
        <table:table-row table:style-name="ro1">
          <table:table-cell office:value-type="float" office:value="6556622" calcext:value-type="float">
            <text:p>6556622</text:p>
          </table:table-cell>
          <table:table-cell table:number-columns-repeated="4"/>
        </table:table-row>
        <table:table-row table:style-name="ro1">
          <table:table-cell office:value-type="float" office:value="6660684" calcext:value-type="float">
            <text:p>6660684</text:p>
          </table:table-cell>
          <table:table-cell table:number-columns-repeated="4"/>
        </table:table-row>
        <table:table-row table:style-name="ro1">
          <table:table-cell office:value-type="float" office:value="6461693" calcext:value-type="float">
            <text:p>6461693</text:p>
          </table:table-cell>
          <table:table-cell table:number-columns-repeated="4"/>
        </table:table-row>
        <table:table-row table:style-name="ro1">
          <table:table-cell office:value-type="float" office:value="6780094" calcext:value-type="float">
            <text:p>6780094</text:p>
          </table:table-cell>
          <table:table-cell table:number-columns-repeated="4"/>
        </table:table-row>
        <table:table-row table:style-name="ro1">
          <table:table-cell office:value-type="float" office:value="6835974" calcext:value-type="float">
            <text:p>683597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6517224" calcext:value-type="float">
            <text:p>6517224</text:p>
          </table:table-cell>
          <table:table-cell table:formula="of:=AVERAGE([.A46:.A55])/10^6" office:value-type="float" office:value="6.6020264" calcext:value-type="float">
            <text:p>6.6020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53.atsp Reps: 10 Nodes: <text:s/>53</text:p>
          </table:table-cell>
          <table:table-cell table:number-columns-repeated="4"/>
        </table:table-row>
        <table:table-row table:style-name="ro1">
          <table:table-cell office:value-type="float" office:value="10137158" calcext:value-type="float">
            <text:p>10137158</text:p>
          </table:table-cell>
          <table:table-cell table:number-columns-repeated="4"/>
        </table:table-row>
        <table:table-row table:style-name="ro1">
          <table:table-cell office:value-type="float" office:value="10322621" calcext:value-type="float">
            <text:p>10322621</text:p>
          </table:table-cell>
          <table:table-cell table:number-columns-repeated="4"/>
        </table:table-row>
        <table:table-row table:style-name="ro1">
          <table:table-cell office:value-type="float" office:value="10194864" calcext:value-type="float">
            <text:p>10194864</text:p>
          </table:table-cell>
          <table:table-cell table:number-columns-repeated="4"/>
        </table:table-row>
        <table:table-row table:style-name="ro1">
          <table:table-cell office:value-type="float" office:value="10601829" calcext:value-type="float">
            <text:p>10601829</text:p>
          </table:table-cell>
          <table:table-cell table:number-columns-repeated="4"/>
        </table:table-row>
        <table:table-row table:style-name="ro1">
          <table:table-cell office:value-type="float" office:value="10782340" calcext:value-type="float">
            <text:p>10782340</text:p>
          </table:table-cell>
          <table:table-cell table:number-columns-repeated="4"/>
        </table:table-row>
        <table:table-row table:style-name="ro1">
          <table:table-cell office:value-type="float" office:value="10401776" calcext:value-type="float">
            <text:p>10401776</text:p>
          </table:table-cell>
          <table:table-cell table:number-columns-repeated="4"/>
        </table:table-row>
        <table:table-row table:style-name="ro1">
          <table:table-cell office:value-type="float" office:value="10191539" calcext:value-type="float">
            <text:p>10191539</text:p>
          </table:table-cell>
          <table:table-cell table:number-columns-repeated="4"/>
        </table:table-row>
        <table:table-row table:style-name="ro1">
          <table:table-cell office:value-type="float" office:value="10350708" calcext:value-type="float">
            <text:p>10350708</text:p>
          </table:table-cell>
          <table:table-cell table:number-columns-repeated="4"/>
        </table:table-row>
        <table:table-row table:style-name="ro1">
          <table:table-cell office:value-type="float" office:value="10374459" calcext:value-type="float">
            <text:p>10374459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0361296" calcext:value-type="float">
            <text:p>10361296</text:p>
          </table:table-cell>
          <table:table-cell table:formula="of:=AVERAGE([.A57:.A66])/10^6" office:value-type="float" office:value="10.371859" calcext:value-type="float">
            <text:p>10.371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64.atsp Reps: 10 Nodes: <text:s/>65</text:p>
          </table:table-cell>
          <table:table-cell table:number-columns-repeated="4"/>
        </table:table-row>
        <table:table-row table:style-name="ro1">
          <table:table-cell office:value-type="float" office:value="16249022" calcext:value-type="float">
            <text:p>16249022</text:p>
          </table:table-cell>
          <table:table-cell table:number-columns-repeated="4"/>
        </table:table-row>
        <table:table-row table:style-name="ro1">
          <table:table-cell office:value-type="float" office:value="15560757" calcext:value-type="float">
            <text:p>15560757</text:p>
          </table:table-cell>
          <table:table-cell table:number-columns-repeated="4"/>
        </table:table-row>
        <table:table-row table:style-name="ro1">
          <table:table-cell office:value-type="float" office:value="15522185" calcext:value-type="float">
            <text:p>15522185</text:p>
          </table:table-cell>
          <table:table-cell table:number-columns-repeated="4"/>
        </table:table-row>
        <table:table-row table:style-name="ro1">
          <table:table-cell office:value-type="float" office:value="15678774" calcext:value-type="float">
            <text:p>15678774</text:p>
          </table:table-cell>
          <table:table-cell table:number-columns-repeated="4"/>
        </table:table-row>
        <table:table-row table:style-name="ro1">
          <table:table-cell office:value-type="float" office:value="16225394" calcext:value-type="float">
            <text:p>16225394</text:p>
          </table:table-cell>
          <table:table-cell table:number-columns-repeated="4"/>
        </table:table-row>
        <table:table-row table:style-name="ro1">
          <table:table-cell office:value-type="float" office:value="15736612" calcext:value-type="float">
            <text:p>15736612</text:p>
          </table:table-cell>
          <table:table-cell table:number-columns-repeated="4"/>
        </table:table-row>
        <table:table-row table:style-name="ro1">
          <table:table-cell office:value-type="float" office:value="16303320" calcext:value-type="float">
            <text:p>16303320</text:p>
          </table:table-cell>
          <table:table-cell table:number-columns-repeated="4"/>
        </table:table-row>
        <table:table-row table:style-name="ro1">
          <table:table-cell office:value-type="float" office:value="15955016" calcext:value-type="float">
            <text:p>15955016</text:p>
          </table:table-cell>
          <table:table-cell table:number-columns-repeated="4"/>
        </table:table-row>
        <table:table-row table:style-name="ro1">
          <table:table-cell office:value-type="float" office:value="16251547" calcext:value-type="float">
            <text:p>16251547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9481117" calcext:value-type="float">
            <text:p>19481117</text:p>
          </table:table-cell>
          <table:table-cell table:formula="of:=AVERAGE([.A68:.A77])/10^6" office:value-type="float" office:value="16.2963744" calcext:value-type="float">
            <text:p>16.2963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70.atsp Reps: 10 Nodes: <text:s/>71</text:p>
          </table:table-cell>
          <table:table-cell table:number-columns-repeated="4"/>
        </table:table-row>
        <table:table-row table:style-name="ro1">
          <table:table-cell office:value-type="float" office:value="25416660" calcext:value-type="float">
            <text:p>25416660</text:p>
          </table:table-cell>
          <table:table-cell table:number-columns-repeated="4"/>
        </table:table-row>
        <table:table-row table:style-name="ro1">
          <table:table-cell office:value-type="float" office:value="21937897" calcext:value-type="float">
            <text:p>21937897</text:p>
          </table:table-cell>
          <table:table-cell table:number-columns-repeated="4"/>
        </table:table-row>
        <table:table-row table:style-name="ro1">
          <table:table-cell office:value-type="float" office:value="21920139" calcext:value-type="float">
            <text:p>21920139</text:p>
          </table:table-cell>
          <table:table-cell table:number-columns-repeated="4"/>
        </table:table-row>
        <table:table-row table:style-name="ro1">
          <table:table-cell office:value-type="float" office:value="21828404" calcext:value-type="float">
            <text:p>21828404</text:p>
          </table:table-cell>
          <table:table-cell table:number-columns-repeated="4"/>
        </table:table-row>
        <table:table-row table:style-name="ro1">
          <table:table-cell office:value-type="float" office:value="22349833" calcext:value-type="float">
            <text:p>22349833</text:p>
          </table:table-cell>
          <table:table-cell table:number-columns-repeated="4"/>
        </table:table-row>
        <table:table-row table:style-name="ro1">
          <table:table-cell office:value-type="float" office:value="22774971" calcext:value-type="float">
            <text:p>22774971</text:p>
          </table:table-cell>
          <table:table-cell table:number-columns-repeated="4"/>
        </table:table-row>
        <table:table-row table:style-name="ro1">
          <table:table-cell office:value-type="float" office:value="21735490" calcext:value-type="float">
            <text:p>21735490</text:p>
          </table:table-cell>
          <table:table-cell table:number-columns-repeated="4"/>
        </table:table-row>
        <table:table-row table:style-name="ro1">
          <table:table-cell office:value-type="float" office:value="24454809" calcext:value-type="float">
            <text:p>24454809</text:p>
          </table:table-cell>
          <table:table-cell table:number-columns-repeated="4"/>
        </table:table-row>
        <table:table-row table:style-name="ro1">
          <table:table-cell office:value-type="float" office:value="23435813" calcext:value-type="float">
            <text:p>23435813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2029397" calcext:value-type="float">
            <text:p>22029397</text:p>
          </table:table-cell>
          <table:table-cell table:formula="of:=AVERAGE([.A79:.A88])/10^6" office:value-type="float" office:value="22.7883413" calcext:value-type="float">
            <text:p>22.7883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17.tsp Reps: 10 Nodes: <text:s/>17</text:p>
          </table:table-cell>
          <table:table-cell table:number-columns-repeated="4"/>
        </table:table-row>
        <table:table-row table:style-name="ro1">
          <table:table-cell office:value-type="float" office:value="1072070" calcext:value-type="float">
            <text:p>1072070</text:p>
          </table:table-cell>
          <table:table-cell table:number-columns-repeated="4"/>
        </table:table-row>
        <table:table-row table:style-name="ro1">
          <table:table-cell office:value-type="float" office:value="1067090" calcext:value-type="float">
            <text:p>1067090</text:p>
          </table:table-cell>
          <table:table-cell table:number-columns-repeated="4"/>
        </table:table-row>
        <table:table-row table:style-name="ro1">
          <table:table-cell office:value-type="float" office:value="1057062" calcext:value-type="float">
            <text:p>1057062</text:p>
          </table:table-cell>
          <table:table-cell table:number-columns-repeated="4"/>
        </table:table-row>
        <table:table-row table:style-name="ro1">
          <table:table-cell office:value-type="float" office:value="1050648" calcext:value-type="float">
            <text:p>1050648</text:p>
          </table:table-cell>
          <table:table-cell table:number-columns-repeated="4"/>
        </table:table-row>
        <table:table-row table:style-name="ro1">
          <table:table-cell office:value-type="float" office:value="1058182" calcext:value-type="float">
            <text:p>1058182</text:p>
          </table:table-cell>
          <table:table-cell table:number-columns-repeated="4"/>
        </table:table-row>
        <table:table-row table:style-name="ro1">
          <table:table-cell office:value-type="float" office:value="1095791" calcext:value-type="float">
            <text:p>1095791</text:p>
          </table:table-cell>
          <table:table-cell table:number-columns-repeated="4"/>
        </table:table-row>
        <table:table-row table:style-name="ro1">
          <table:table-cell office:value-type="float" office:value="1064589" calcext:value-type="float">
            <text:p>1064589</text:p>
          </table:table-cell>
          <table:table-cell table:number-columns-repeated="4"/>
        </table:table-row>
        <table:table-row table:style-name="ro1">
          <table:table-cell office:value-type="float" office:value="1054128" calcext:value-type="float">
            <text:p>1054128</text:p>
          </table:table-cell>
          <table:table-cell table:number-columns-repeated="4"/>
        </table:table-row>
        <table:table-row table:style-name="ro1">
          <table:table-cell office:value-type="float" office:value="1039135" calcext:value-type="float">
            <text:p>1039135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063808" calcext:value-type="float">
            <text:p>1063808</text:p>
          </table:table-cell>
          <table:table-cell table:formula="of:=AVERAGE([.A90:.A99])/10^6" office:value-type="float" office:value="1.0622503" calcext:value-type="float">
            <text:p>1.06225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21.tsp Reps: 10 Nodes: <text:s/>21</text:p>
          </table:table-cell>
          <table:table-cell table:number-columns-repeated="4"/>
        </table:table-row>
        <table:table-row table:style-name="ro1">
          <table:table-cell office:value-type="float" office:value="1641646" calcext:value-type="float">
            <text:p>1641646</text:p>
          </table:table-cell>
          <table:table-cell table:number-columns-repeated="4"/>
        </table:table-row>
        <table:table-row table:style-name="ro1">
          <table:table-cell office:value-type="float" office:value="1643633" calcext:value-type="float">
            <text:p>1643633</text:p>
          </table:table-cell>
          <table:table-cell table:number-columns-repeated="4"/>
        </table:table-row>
        <table:table-row table:style-name="ro1">
          <table:table-cell office:value-type="float" office:value="1623195" calcext:value-type="float">
            <text:p>1623195</text:p>
          </table:table-cell>
          <table:table-cell table:number-columns-repeated="4"/>
        </table:table-row>
        <table:table-row table:style-name="ro1">
          <table:table-cell office:value-type="float" office:value="1639884" calcext:value-type="float">
            <text:p>1639884</text:p>
          </table:table-cell>
          <table:table-cell table:number-columns-repeated="4"/>
        </table:table-row>
        <table:table-row table:style-name="ro1">
          <table:table-cell office:value-type="float" office:value="1616276" calcext:value-type="float">
            <text:p>1616276</text:p>
          </table:table-cell>
          <table:table-cell table:number-columns-repeated="4"/>
        </table:table-row>
        <table:table-row table:style-name="ro1">
          <table:table-cell office:value-type="float" office:value="1630226" calcext:value-type="float">
            <text:p>1630226</text:p>
          </table:table-cell>
          <table:table-cell table:number-columns-repeated="4"/>
        </table:table-row>
        <table:table-row table:style-name="ro1">
          <table:table-cell office:value-type="float" office:value="1666519" calcext:value-type="float">
            <text:p>1666519</text:p>
          </table:table-cell>
          <table:table-cell table:number-columns-repeated="4"/>
        </table:table-row>
        <table:table-row table:style-name="ro1">
          <table:table-cell office:value-type="float" office:value="1880541" calcext:value-type="float">
            <text:p>1880541</text:p>
          </table:table-cell>
          <table:table-cell table:number-columns-repeated="4"/>
        </table:table-row>
        <table:table-row table:style-name="ro1">
          <table:table-cell office:value-type="float" office:value="1814798" calcext:value-type="float">
            <text:p>181479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833294" calcext:value-type="float">
            <text:p>1833294</text:p>
          </table:table-cell>
          <table:table-cell table:formula="of:=AVERAGE([.A101:.A110])/10^6" office:value-type="float" office:value="1.6990012" calcext:value-type="float">
            <text:p>1.6990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g29.tsp Reps: 10 Nodes: <text:s/>29</text:p>
          </table:table-cell>
          <table:table-cell table:number-columns-repeated="4"/>
        </table:table-row>
        <table:table-row table:style-name="ro1">
          <table:table-cell office:value-type="float" office:value="3457839" calcext:value-type="float">
            <text:p>3457839</text:p>
          </table:table-cell>
          <table:table-cell table:number-columns-repeated="4"/>
        </table:table-row>
        <table:table-row table:style-name="ro1">
          <table:table-cell office:value-type="float" office:value="3307525" calcext:value-type="float">
            <text:p>3307525</text:p>
          </table:table-cell>
          <table:table-cell table:number-columns-repeated="4"/>
        </table:table-row>
        <table:table-row table:style-name="ro1">
          <table:table-cell office:value-type="float" office:value="3648519" calcext:value-type="float">
            <text:p>3648519</text:p>
          </table:table-cell>
          <table:table-cell table:number-columns-repeated="4"/>
        </table:table-row>
        <table:table-row table:style-name="ro1">
          <table:table-cell office:value-type="float" office:value="3682239" calcext:value-type="float">
            <text:p>3682239</text:p>
          </table:table-cell>
          <table:table-cell table:number-columns-repeated="4"/>
        </table:table-row>
        <table:table-row table:style-name="ro1">
          <table:table-cell office:value-type="float" office:value="3949466" calcext:value-type="float">
            <text:p>3949466</text:p>
          </table:table-cell>
          <table:table-cell table:number-columns-repeated="4"/>
        </table:table-row>
        <table:table-row table:style-name="ro1">
          <table:table-cell office:value-type="float" office:value="3889997" calcext:value-type="float">
            <text:p>3889997</text:p>
          </table:table-cell>
          <table:table-cell table:number-columns-repeated="4"/>
        </table:table-row>
        <table:table-row table:style-name="ro1">
          <table:table-cell office:value-type="float" office:value="3817360" calcext:value-type="float">
            <text:p>3817360</text:p>
          </table:table-cell>
          <table:table-cell table:number-columns-repeated="4"/>
        </table:table-row>
        <table:table-row table:style-name="ro1">
          <table:table-cell office:value-type="float" office:value="3419487" calcext:value-type="float">
            <text:p>3419487</text:p>
          </table:table-cell>
          <table:table-cell table:number-columns-repeated="4"/>
        </table:table-row>
        <table:table-row table:style-name="ro1">
          <table:table-cell office:value-type="float" office:value="3936759" calcext:value-type="float">
            <text:p>3936759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835692" calcext:value-type="float">
            <text:p>3835692</text:p>
          </table:table-cell>
          <table:table-cell table:formula="of:=AVERAGE([.A112:.A121])/10^6" office:value-type="float" office:value="3.6944883" calcext:value-type="float">
            <text:p>3.6944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tzig42.tsp Reps: 10 Nodes: <text:s/>42</text:p>
          </table:table-cell>
          <table:table-cell table:number-columns-repeated="4"/>
        </table:table-row>
        <table:table-row table:style-name="ro1">
          <table:table-cell office:value-type="float" office:value="8133636" calcext:value-type="float">
            <text:p>8133636</text:p>
          </table:table-cell>
          <table:table-cell table:number-columns-repeated="4"/>
        </table:table-row>
        <table:table-row table:style-name="ro1">
          <table:table-cell office:value-type="float" office:value="8165098" calcext:value-type="float">
            <text:p>8165098</text:p>
          </table:table-cell>
          <table:table-cell table:number-columns-repeated="4"/>
        </table:table-row>
        <table:table-row table:style-name="ro1">
          <table:table-cell office:value-type="float" office:value="7979410" calcext:value-type="float">
            <text:p>7979410</text:p>
          </table:table-cell>
          <table:table-cell table:number-columns-repeated="4"/>
        </table:table-row>
        <table:table-row table:style-name="ro1">
          <table:table-cell office:value-type="float" office:value="8046226" calcext:value-type="float">
            <text:p>8046226</text:p>
          </table:table-cell>
          <table:table-cell table:number-columns-repeated="4"/>
        </table:table-row>
        <table:table-row table:style-name="ro1">
          <table:table-cell office:value-type="float" office:value="7789144" calcext:value-type="float">
            <text:p>7789144</text:p>
          </table:table-cell>
          <table:table-cell table:number-columns-repeated="4"/>
        </table:table-row>
        <table:table-row table:style-name="ro1">
          <table:table-cell office:value-type="float" office:value="7499133" calcext:value-type="float">
            <text:p>7499133</text:p>
          </table:table-cell>
          <table:table-cell table:number-columns-repeated="4"/>
        </table:table-row>
        <table:table-row table:style-name="ro1">
          <table:table-cell office:value-type="float" office:value="7721982" calcext:value-type="float">
            <text:p>7721982</text:p>
          </table:table-cell>
          <table:table-cell table:number-columns-repeated="4"/>
        </table:table-row>
        <table:table-row table:style-name="ro1">
          <table:table-cell office:value-type="float" office:value="7965157" calcext:value-type="float">
            <text:p>7965157</text:p>
          </table:table-cell>
          <table:table-cell table:number-columns-repeated="4"/>
        </table:table-row>
        <table:table-row table:style-name="ro1">
          <table:table-cell office:value-type="float" office:value="8184580" calcext:value-type="float">
            <text:p>8184580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7529801" calcext:value-type="float">
            <text:p>7529801</text:p>
          </table:table-cell>
          <table:table-cell table:formula="of:=AVERAGE([.A123:.A132])/10^6" office:value-type="float" office:value="7.9014167" calcext:value-type="float">
            <text:p>7.9014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lin52.tsp Reps: 10 Nodes: <text:s/>52</text:p>
          </table:table-cell>
          <table:table-cell table:number-columns-repeated="4"/>
        </table:table-row>
        <table:table-row table:style-name="ro1">
          <table:table-cell office:value-type="float" office:value="11578504" calcext:value-type="float">
            <text:p>11578504</text:p>
          </table:table-cell>
          <table:table-cell table:number-columns-repeated="4"/>
        </table:table-row>
        <table:table-row table:style-name="ro1">
          <table:table-cell office:value-type="float" office:value="12003867" calcext:value-type="float">
            <text:p>12003867</text:p>
          </table:table-cell>
          <table:table-cell table:number-columns-repeated="4"/>
        </table:table-row>
        <table:table-row table:style-name="ro1">
          <table:table-cell office:value-type="float" office:value="11429444" calcext:value-type="float">
            <text:p>11429444</text:p>
          </table:table-cell>
          <table:table-cell table:number-columns-repeated="4"/>
        </table:table-row>
        <table:table-row table:style-name="ro1">
          <table:table-cell office:value-type="float" office:value="12490889" calcext:value-type="float">
            <text:p>12490889</text:p>
          </table:table-cell>
          <table:table-cell table:number-columns-repeated="4"/>
        </table:table-row>
        <table:table-row table:style-name="ro1">
          <table:table-cell office:value-type="float" office:value="12372993" calcext:value-type="float">
            <text:p>12372993</text:p>
          </table:table-cell>
          <table:table-cell table:number-columns-repeated="4"/>
        </table:table-row>
        <table:table-row table:style-name="ro1">
          <table:table-cell office:value-type="float" office:value="11660323" calcext:value-type="float">
            <text:p>11660323</text:p>
          </table:table-cell>
          <table:table-cell table:number-columns-repeated="4"/>
        </table:table-row>
        <table:table-row table:style-name="ro1">
          <table:table-cell office:value-type="float" office:value="11554835" calcext:value-type="float">
            <text:p>11554835</text:p>
          </table:table-cell>
          <table:table-cell table:number-columns-repeated="4"/>
        </table:table-row>
        <table:table-row table:style-name="ro1">
          <table:table-cell office:value-type="float" office:value="12150712" calcext:value-type="float">
            <text:p>12150712</text:p>
          </table:table-cell>
          <table:table-cell table:number-columns-repeated="4"/>
        </table:table-row>
        <table:table-row table:style-name="ro1">
          <table:table-cell office:value-type="float" office:value="11492839" calcext:value-type="float">
            <text:p>11492839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2180873" calcext:value-type="float">
            <text:p>12180873</text:p>
          </table:table-cell>
          <table:table-cell table:formula="of:=AVERAGE([.A134:.A143])/10^6" office:value-type="float" office:value="11.8915279" calcext:value-type="float">
            <text:p>11.8915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il58.tsp Reps: 10 Nodes: <text:s/>58</text:p>
          </table:table-cell>
          <table:table-cell table:number-columns-repeated="4"/>
        </table:table-row>
        <table:table-row table:style-name="ro1">
          <table:table-cell office:value-type="float" office:value="13371644" calcext:value-type="float">
            <text:p>13371644</text:p>
          </table:table-cell>
          <table:table-cell table:number-columns-repeated="4"/>
        </table:table-row>
        <table:table-row table:style-name="ro1">
          <table:table-cell office:value-type="float" office:value="13171548" calcext:value-type="float">
            <text:p>13171548</text:p>
          </table:table-cell>
          <table:table-cell table:number-columns-repeated="4"/>
        </table:table-row>
        <table:table-row table:style-name="ro1">
          <table:table-cell office:value-type="float" office:value="14663357" calcext:value-type="float">
            <text:p>14663357</text:p>
          </table:table-cell>
          <table:table-cell table:number-columns-repeated="4"/>
        </table:table-row>
        <table:table-row table:style-name="ro1">
          <table:table-cell office:value-type="float" office:value="14285837" calcext:value-type="float">
            <text:p>14285837</text:p>
          </table:table-cell>
          <table:table-cell table:number-columns-repeated="4"/>
        </table:table-row>
        <table:table-row table:style-name="ro1">
          <table:table-cell office:value-type="float" office:value="14107255" calcext:value-type="float">
            <text:p>14107255</text:p>
          </table:table-cell>
          <table:table-cell table:number-columns-repeated="4"/>
        </table:table-row>
        <table:table-row table:style-name="ro1">
          <table:table-cell office:value-type="float" office:value="14246903" calcext:value-type="float">
            <text:p>14246903</text:p>
          </table:table-cell>
          <table:table-cell table:number-columns-repeated="4"/>
        </table:table-row>
        <table:table-row table:style-name="ro1">
          <table:table-cell office:value-type="float" office:value="14374037" calcext:value-type="float">
            <text:p>14374037</text:p>
          </table:table-cell>
          <table:table-cell table:number-columns-repeated="4"/>
        </table:table-row>
        <table:table-row table:style-name="ro1">
          <table:table-cell office:value-type="float" office:value="16597554" calcext:value-type="float">
            <text:p>16597554</text:p>
          </table:table-cell>
          <table:table-cell table:number-columns-repeated="4"/>
        </table:table-row>
        <table:table-row table:style-name="ro1">
          <table:table-cell office:value-type="float" office:value="15923834" calcext:value-type="float">
            <text:p>1592383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5984314" calcext:value-type="float">
            <text:p>15984314</text:p>
          </table:table-cell>
          <table:table-cell table:formula="of:=AVERAGE([.A145:.A154])/10^6" office:value-type="float" office:value="14.6726283" calcext:value-type="float">
            <text:p>14.6726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70.tsp Reps: 10 Nodes: <text:s/>70</text:p>
          </table:table-cell>
          <table:table-cell table:number-columns-repeated="4"/>
        </table:table-row>
        <table:table-row table:style-name="ro1">
          <table:table-cell office:value-type="float" office:value="23401496" calcext:value-type="float">
            <text:p>23401496</text:p>
          </table:table-cell>
          <table:table-cell table:number-columns-repeated="4"/>
        </table:table-row>
        <table:table-row table:style-name="ro1">
          <table:table-cell office:value-type="float" office:value="24049893" calcext:value-type="float">
            <text:p>24049893</text:p>
          </table:table-cell>
          <table:table-cell table:number-columns-repeated="4"/>
        </table:table-row>
        <table:table-row table:style-name="ro1">
          <table:table-cell office:value-type="float" office:value="22651554" calcext:value-type="float">
            <text:p>22651554</text:p>
          </table:table-cell>
          <table:table-cell table:number-columns-repeated="4"/>
        </table:table-row>
        <table:table-row table:style-name="ro1">
          <table:table-cell office:value-type="float" office:value="22254245" calcext:value-type="float">
            <text:p>22254245</text:p>
          </table:table-cell>
          <table:table-cell table:number-columns-repeated="4"/>
        </table:table-row>
        <table:table-row table:style-name="ro1">
          <table:table-cell office:value-type="float" office:value="24040603" calcext:value-type="float">
            <text:p>24040603</text:p>
          </table:table-cell>
          <table:table-cell table:number-columns-repeated="4"/>
        </table:table-row>
        <table:table-row table:style-name="ro1">
          <table:table-cell office:value-type="float" office:value="24011237" calcext:value-type="float">
            <text:p>24011237</text:p>
          </table:table-cell>
          <table:table-cell table:number-columns-repeated="4"/>
        </table:table-row>
        <table:table-row table:style-name="ro1">
          <table:table-cell office:value-type="float" office:value="24000228" calcext:value-type="float">
            <text:p>24000228</text:p>
          </table:table-cell>
          <table:table-cell table:number-columns-repeated="4"/>
        </table:table-row>
        <table:table-row table:style-name="ro1">
          <table:table-cell office:value-type="float" office:value="24425371" calcext:value-type="float">
            <text:p>24425371</text:p>
          </table:table-cell>
          <table:table-cell table:number-columns-repeated="4"/>
        </table:table-row>
        <table:table-row table:style-name="ro1">
          <table:table-cell office:value-type="float" office:value="24198594" calcext:value-type="float">
            <text:p>2419859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4737425" calcext:value-type="float">
            <text:p>24737425</text:p>
          </table:table-cell>
          <table:table-cell table:formula="of:=AVERAGE([.A156:.A165])/10^6" office:value-type="float" office:value="23.7770646" calcext:value-type="float">
            <text:p>23.7770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76.tsp Reps: 10 Nodes: <text:s/>76</text:p>
          </table:table-cell>
          <table:table-cell table:number-columns-repeated="4"/>
        </table:table-row>
        <table:table-row table:style-name="ro1">
          <table:table-cell office:value-type="float" office:value="29245399" calcext:value-type="float">
            <text:p>29245399</text:p>
          </table:table-cell>
          <table:table-cell table:number-columns-repeated="4"/>
        </table:table-row>
        <table:table-row table:style-name="ro1">
          <table:table-cell office:value-type="float" office:value="29527763" calcext:value-type="float">
            <text:p>29527763</text:p>
          </table:table-cell>
          <table:table-cell table:number-columns-repeated="4"/>
        </table:table-row>
        <table:table-row table:style-name="ro1">
          <table:table-cell office:value-type="float" office:value="26753753" calcext:value-type="float">
            <text:p>26753753</text:p>
          </table:table-cell>
          <table:table-cell table:number-columns-repeated="4"/>
        </table:table-row>
        <table:table-row table:style-name="ro1">
          <table:table-cell office:value-type="float" office:value="24921422" calcext:value-type="float">
            <text:p>24921422</text:p>
          </table:table-cell>
          <table:table-cell table:number-columns-repeated="4"/>
        </table:table-row>
        <table:table-row table:style-name="ro1">
          <table:table-cell office:value-type="float" office:value="25400300" calcext:value-type="float">
            <text:p>25400300</text:p>
          </table:table-cell>
          <table:table-cell table:number-columns-repeated="4"/>
        </table:table-row>
        <table:table-row table:style-name="ro1">
          <table:table-cell office:value-type="float" office:value="24538573" calcext:value-type="float">
            <text:p>24538573</text:p>
          </table:table-cell>
          <table:table-cell table:number-columns-repeated="4"/>
        </table:table-row>
        <table:table-row table:style-name="ro1">
          <table:table-cell office:value-type="float" office:value="24678357" calcext:value-type="float">
            <text:p>24678357</text:p>
          </table:table-cell>
          <table:table-cell table:number-columns-repeated="4"/>
        </table:table-row>
        <table:table-row table:style-name="ro1">
          <table:table-cell office:value-type="float" office:value="24278975" calcext:value-type="float">
            <text:p>24278975</text:p>
          </table:table-cell>
          <table:table-cell table:number-columns-repeated="4"/>
        </table:table-row>
        <table:table-row table:style-name="ro1">
          <table:table-cell office:value-type="float" office:value="26831975" calcext:value-type="float">
            <text:p>26831975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7653245" calcext:value-type="float">
            <text:p>27653245</text:p>
          </table:table-cell>
          <table:table-cell table:formula="of:=AVERAGE([.A167:.A176])/10^6" office:value-type="float" office:value="26.3829762" calcext:value-type="float">
            <text:p>26.3829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_max_100000_min_0.01.csv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6.298in" svg:height="3.5453in" svg:x="5.485in" svg:y="1.1606in">
            <draw:object draw:notify-on-update-of-ranges="Sheet2.C22:Sheet2.C37 Sheet2.B3:Sheet2.B18 Sheet2.B1:Sheet2.B1 Sheet2.C3:Sheet2.C18 Sheet2.B22:Sheet2.B37 Sheet2.B20:Sheet2.B20 Sheet2.C22:Sheet2.C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in" svg:height="3.5453in" svg:x="5.3339in" svg:y="5.3339in">
            <draw:object draw:notify-on-update-of-ranges="Sheet2.C22:Sheet2.C37 Sheet2.B22:Sheet2.B37 Sheet2.B20:Sheet2.B20 Sheet2.D22:Sheet2.D37 Sheet2.B3:Sheet2.B18 Sheet2.B1:Sheet2.B1 Sheet2.D3:Sheet2.D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zmia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zas</text:p>
          </table:table-cell>
          <table:table-cell office:value-type="string" calcext:value-type="string">
            <text:p>blad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413561" calcext:value-type="float">
            <text:p>0.2413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906015" calcext:value-type="float">
            <text:p>0.906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.8656853" calcext:value-type="float">
            <text:p>3.8656853</text:p>
          </table:table-cell>
          <table:table-cell office:value-type="float" office:value="11.8118" calcext:value-type="float">
            <text:p>11.8118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.3833244" calcext:value-type="float">
            <text:p>5.3833244</text:p>
          </table:table-cell>
          <table:table-cell office:value-type="float" office:value="11.5359" calcext:value-type="float">
            <text:p>11.5359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6.6020264" calcext:value-type="float">
            <text:p>6.6020264</text:p>
          </table:table-cell>
          <table:table-cell office:value-type="float" office:value="0.386121" calcext:value-type="float">
            <text:p>0.38612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0.371859" calcext:value-type="float">
            <text:p>10.371859</text:p>
          </table:table-cell>
          <table:table-cell office:value-type="float" office:value="15.9247" calcext:value-type="float">
            <text:p>15.9247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6.2963744" calcext:value-type="float">
            <text:p>16.2963744</text:p>
          </table:table-cell>
          <table:table-cell office:value-type="float" office:value="23.752" calcext:value-type="float">
            <text:p>23.752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2.7883413" calcext:value-type="float">
            <text:p>22.7883413</text:p>
          </table:table-cell>
          <table:table-cell office:value-type="float" office:value="23.4513" calcext:value-type="float">
            <text:p>23.451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.0622503" calcext:value-type="float">
            <text:p>1.0622503</text:p>
          </table:table-cell>
          <table:table-cell office:value-type="float" office:value="1.506" calcext:value-type="float">
            <text:p>1.50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.6990012" calcext:value-type="float">
            <text:p>1.6990012</text:p>
          </table:table-cell>
          <table:table-cell office:value-type="float" office:value="5.07573" calcext:value-type="float">
            <text:p>5.07573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.6944883" calcext:value-type="float">
            <text:p>3.6944883</text:p>
          </table:table-cell>
          <table:table-cell office:value-type="float" office:value="4.82609" calcext:value-type="float">
            <text:p>4.82609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7.9014167" calcext:value-type="float">
            <text:p>7.9014167</text:p>
          </table:table-cell>
          <table:table-cell office:value-type="float" office:value="7.85408" calcext:value-type="float">
            <text:p>7.85408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1.8915279" calcext:value-type="float">
            <text:p>11.8915279</text:p>
          </table:table-cell>
          <table:table-cell office:value-type="float" office:value="10.1525" calcext:value-type="float">
            <text:p>10.152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4.6726283" calcext:value-type="float">
            <text:p>14.6726283</text:p>
          </table:table-cell>
          <table:table-cell office:value-type="float" office:value="7.37704" calcext:value-type="float">
            <text:p>7.37704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3.7770646" calcext:value-type="float">
            <text:p>23.7770646</text:p>
          </table:table-cell>
          <table:table-cell office:value-type="float" office:value="9.97037" calcext:value-type="float">
            <text:p>9.97037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6.3829762" calcext:value-type="float">
            <text:p>26.3829762</text:p>
          </table:table-cell>
          <table:table-cell office:value-type="float" office:value="10.2788" calcext:value-type="float">
            <text:p>10.278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odst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blad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055375" calcext:value-type="float">
            <text:p>0.2055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6150527" calcext:value-type="float">
            <text:p>0.6150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.5931555" calcext:value-type="float">
            <text:p>2.5931555</text:p>
          </table:table-cell>
          <table:table-cell office:value-type="float" office:value="16.3841" calcext:value-type="float">
            <text:p>16.384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.9471013" calcext:value-type="float">
            <text:p>3.9471013</text:p>
          </table:table-cell>
          <table:table-cell office:value-type="float" office:value="12.8824" calcext:value-type="float">
            <text:p>12.882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5.5950013" calcext:value-type="float">
            <text:p>5.5950013</text:p>
          </table:table-cell>
          <table:table-cell office:value-type="float" office:value="0.382562" calcext:value-type="float">
            <text:p>0.382562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8.4903015" calcext:value-type="float">
            <text:p>8.4903015</text:p>
          </table:table-cell>
          <table:table-cell office:value-type="float" office:value="15.2252" calcext:value-type="float">
            <text:p>15.2252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4.0903101" calcext:value-type="float">
            <text:p>14.0903101</text:p>
          </table:table-cell>
          <table:table-cell office:value-type="float" office:value="21.1474" calcext:value-type="float">
            <text:p>21.147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3.0016999" calcext:value-type="float">
            <text:p>13.0016999</text:p>
          </table:table-cell>
          <table:table-cell office:value-type="float" office:value="21.6462" calcext:value-type="float">
            <text:p>21.646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6043874" calcext:value-type="float">
            <text:p>0.6043874</text:p>
          </table:table-cell>
          <table:table-cell office:value-type="float" office:value="1.00719" calcext:value-type="float">
            <text:p>1.0071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.0009485" calcext:value-type="float">
            <text:p>1.0009485</text:p>
          </table:table-cell>
          <table:table-cell office:value-type="float" office:value="4.54747" calcext:value-type="float">
            <text:p>4.5474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.7674548" calcext:value-type="float">
            <text:p>1.7674548</text:p>
          </table:table-cell>
          <table:table-cell office:value-type="float" office:value="5.68323" calcext:value-type="float">
            <text:p>5.6832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.1575363" calcext:value-type="float">
            <text:p>4.1575363</text:p>
          </table:table-cell>
          <table:table-cell office:value-type="float" office:value="10.3386" calcext:value-type="float">
            <text:p>10.3386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8.4477165" calcext:value-type="float">
            <text:p>8.4477165</text:p>
          </table:table-cell>
          <table:table-cell office:value-type="float" office:value="9.49615" calcext:value-type="float">
            <text:p>9.4961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2.9581855" calcext:value-type="float">
            <text:p>12.9581855</text:p>
          </table:table-cell>
          <table:table-cell office:value-type="float" office:value="10.7068" calcext:value-type="float">
            <text:p>10.7068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2.7494138" calcext:value-type="float">
            <text:p>12.7494138</text:p>
          </table:table-cell>
          <table:table-cell office:value-type="float" office:value="12.0741" calcext:value-type="float">
            <text:p>12.074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7.3814997" calcext:value-type="float">
            <text:p>17.3814997</text:p>
          </table:table-cell>
          <table:table-cell office:value-type="float" office:value="10.948" calcext:value-type="float">
            <text:p>10.9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0:11:32.9877178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2:34:11.822792300</meta:creation-date>
    <meta:generator>LibreOffice/6.4.6.2$Linux_X86_64 LibreOffice_project/40$Build-2</meta:generator>
    <dc:date>2020-12-17T11:52:15.029553518</dc:date>
    <meta:editing-duration>PT1H30M29S</meta:editing-duration>
    <meta:editing-cycles>3</meta:editing-cycles>
    <meta:document-statistic meta:table-count="2" meta:cell-count="387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image" chart:symbol-width="0.25cm" chart:symbol-height="0.25cm"/>
    </style:style>
    <style:style style:name="ch9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4.324cm" svg:y="3.955cm" style:legend-expansion="high" chart:style-name="ch2"/>
        <chart:plot-area chart:style-name="ch3" table:cell-range-address="Sheet1.C3:Sheet1.D10 Sheet1.C1:Sheet1.C1 Sheet1.C13:Sheet1.C13 Sheet1.D15:Sheet1.D22" chart:data-source-has-labels="row" svg:x="1.362cm" svg:y="0.18cm" svg:width="12.642cm" svg:height="7.665cm">
          <chartooo:coordinate-region svg:x="1.983cm" svg:y="0.379cm" svg:width="11.834cm" svg:height="6.819cm"/>
          <chart:axis chart:dimension="x" chart:name="primary-x" chart:style-name="ch4">
            <chart:title svg:x="7.533cm" svg:y="8.025cm" chart:style-name="ch5">
              <text:p>n</text:p>
            </chart:title>
          </chart:axis>
          <chart:axis chart:dimension="y" chart:name="primary-y" chart:style-name="ch4">
            <chart:title svg:x="0.451cm" svg:y="3.732cm" chart:style-name="ch5">
              <text:p>t [s]</text:p>
            </chart:title>
            <chart:grid chart:style-name="ch6" chart:class="major"/>
          </chart:axis>
          <chart:series chart:style-name="ch7" chart:values-cell-range-address="Sheet1.D3:Sheet1.D10" chart:label-cell-address="Sheet1.C1:Sheet1.C1" chart:class="chart:scatter">
            <chart:domain table:cell-range-address="Sheet1.C3:Sheet1.C10"/>
            <chart:data-point/>
            <chart:data-point chart:style-name="ch8"/>
            <chart:data-point chart:repeated="6"/>
          </chart:series>
          <chart:series chart:style-name="ch9" chart:values-cell-range-address="Sheet1.D15:Sheet1.D22" chart:label-cell-address="Sheet1.C13:Sheet1.C13" chart:class="chart:scatter">
            <chart:domain table:cell-range-address="Sheet1.C15:Sheet1.C22"/>
            <chart:data-point/>
            <chart:data-point chart:style-name="ch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0.2413561">
                <text:p>0.2413561</text:p>
                <draw:g>
                  <svg:desc>Sheet1.D3:Sheet1.D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1.0622503">
                <text:p>1.0622503</text:p>
                <draw:g>
                  <svg:desc>Sheet1.D15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.906015">
                <text:p>0.906015</text:p>
              </table:table-cell>
              <table:table-cell office:value-type="float" office:value="21">
                <text:p>21</text:p>
              </table:table-cell>
              <table:table-cell office:value-type="float" office:value="1.6990012">
                <text:p>1.6990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3.8656853">
                <text:p>3.8656853</text:p>
              </table:table-cell>
              <table:table-cell office:value-type="float" office:value="29">
                <text:p>29</text:p>
              </table:table-cell>
              <table:table-cell office:value-type="float" office:value="3.6944883">
                <text:p>3.69448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5.3833244">
                <text:p>5.3833244</text:p>
              </table:table-cell>
              <table:table-cell office:value-type="float" office:value="42">
                <text:p>42</text:p>
              </table:table-cell>
              <table:table-cell office:value-type="float" office:value="7.9014167">
                <text:p>7.9014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6.6020264">
                <text:p>6.6020264</text:p>
              </table:table-cell>
              <table:table-cell office:value-type="float" office:value="52">
                <text:p>52</text:p>
              </table:table-cell>
              <table:table-cell office:value-type="float" office:value="11.8915279">
                <text:p>11.89152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10.371859">
                <text:p>10.371859</text:p>
              </table:table-cell>
              <table:table-cell office:value-type="float" office:value="58">
                <text:p>58</text:p>
              </table:table-cell>
              <table:table-cell office:value-type="float" office:value="14.6726283">
                <text:p>14.6726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16.2963744">
                <text:p>16.2963744</text:p>
              </table:table-cell>
              <table:table-cell office:value-type="float" office:value="70">
                <text:p>70</text:p>
              </table:table-cell>
              <table:table-cell office:value-type="float" office:value="23.7770646">
                <text:p>23.7770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22.7883413">
                <text:p>22.7883413</text:p>
              </table:table-cell>
              <table:table-cell office:value-type="float" office:value="76">
                <text:p>76</text:p>
              </table:table-cell>
              <table:table-cell office:value-type="float" office:value="26.3829762">
                <text:p>26.3829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9cm" svg:y="3.952cm" style:legend-expansion="high" chart:style-name="ch2"/>
        <chart:plot-area chart:style-name="ch3" table:cell-range-address="Sheet1.C3:Sheet1.C10 Sheet1.C1:Sheet1.C1 Sheet1.E3:Sheet1.E10 Sheet1.C13:Sheet1.C13 Sheet1.E15:Sheet1.E22" chart:data-source-has-labels="row" svg:x="1.6cm" svg:y="0.18cm" svg:width="12.399cm" svg:height="7.659cm">
          <chartooo:coordinate-region svg:x="2.221cm" svg:y="0.379cm" svg:width="11.591cm" svg:height="6.813cm"/>
          <chart:axis chart:dimension="x" chart:name="primary-x" chart:style-name="ch4">
            <chart:title svg:x="7.649cm" svg:y="8.019cm" chart:style-name="ch5">
              <text:p>n</text:p>
            </chart:title>
          </chart:axis>
          <chart:axis chart:dimension="y" chart:name="primary-y" chart:style-name="ch4">
            <chart:title svg:x="0.451cm" svg:y="3.729cm" chart:style-name="ch5">
              <text:p>δ [%]</text:p>
            </chart:title>
            <chart:grid chart:style-name="ch6" chart:class="major"/>
          </chart:axis>
          <chart:series chart:style-name="ch7" chart:values-cell-range-address="Sheet1.E3:Sheet1.E10" chart:label-cell-address="Sheet1.C1:Sheet1.C1" chart:class="chart:scatter">
            <chart:domain table:cell-range-address="Sheet1.C3:Sheet1.C10"/>
            <chart:data-point chart:repeated="8"/>
          </chart:series>
          <chart:series chart:style-name="ch8" chart:values-cell-range-address="Sheet1.E15:Sheet1.E22" chart:label-cell-address="Sheet1.C13:Sheet1.C13" chart:class="chart:scatter">
            <chart:domain table:cell-range-address="Sheet1.C15:Sheet1.C2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0">
                <text:p>0</text:p>
                <draw:g>
                  <svg:desc>Sheet1.E3:Sheet1.E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1.506">
                <text:p>1.506</text:p>
                <draw:g>
                  <svg:desc>Sheet1.E15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5.07573">
                <text:p>5.07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11.8118">
                <text:p>11.8118</text:p>
              </table:table-cell>
              <table:table-cell office:value-type="float" office:value="29">
                <text:p>29</text:p>
              </table:table-cell>
              <table:table-cell office:value-type="float" office:value="4.82609">
                <text:p>4.82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11.5359">
                <text:p>11.5359</text:p>
              </table:table-cell>
              <table:table-cell office:value-type="float" office:value="42">
                <text:p>42</text:p>
              </table:table-cell>
              <table:table-cell office:value-type="float" office:value="7.85408">
                <text:p>7.854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0.386121">
                <text:p>0.386121</text:p>
              </table:table-cell>
              <table:table-cell office:value-type="float" office:value="52">
                <text:p>52</text:p>
              </table:table-cell>
              <table:table-cell office:value-type="float" office:value="10.1525">
                <text:p>10.1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15.9247">
                <text:p>15.9247</text:p>
              </table:table-cell>
              <table:table-cell office:value-type="float" office:value="58">
                <text:p>58</text:p>
              </table:table-cell>
              <table:table-cell office:value-type="float" office:value="7.37704">
                <text:p>7.37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23.752">
                <text:p>23.752</text:p>
              </table:table-cell>
              <table:table-cell office:value-type="float" office:value="70">
                <text:p>70</text:p>
              </table:table-cell>
              <table:table-cell office:value-type="float" office:value="9.97037">
                <text:p>9.97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23.4513">
                <text:p>23.4513</text:p>
              </table:table-cell>
              <table:table-cell office:value-type="float" office:value="76">
                <text:p>76</text:p>
              </table:table-cell>
              <table:table-cell office:value-type="float" office:value="10.2788">
                <text:p>10.27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132cm" svg:y="3.955cm" style:legend-expansion="high" chart:style-name="ch2"/>
        <chart:plot-area chart:style-name="ch3" table:cell-range-address="Sheet2.C22:Sheet2.C37 Sheet2.B3:Sheet2.C18 Sheet2.B1:Sheet2.B1 Sheet2.B20:Sheet2.B20" chart:data-source-has-labels="both" svg:x="1.282cm" svg:y="0.18cm" svg:width="12.531cm" svg:height="7.665cm">
          <chartooo:coordinate-region svg:x="1.903cm" svg:y="0.379cm" svg:width="11.723cm" svg:height="6.819cm"/>
          <chart:axis chart:dimension="x" chart:name="primary-x" chart:style-name="ch4" chartooo:axis-type="auto">
            <chart:title svg:x="7.397cm" svg:y="8.025cm" chart:style-name="ch5">
              <text:p>n</text:p>
            </chart:title>
            <chart:categories table:cell-range-address="Sheet2.C22:Sheet2.C37"/>
          </chart:axis>
          <chart:axis chart:dimension="y" chart:name="primary-y" chart:style-name="ch4">
            <chart:title svg:x="0.451cm" svg:y="3.732cm" chart:style-name="ch5">
              <text:p>t[s]</text:p>
            </chart:title>
            <chart:grid chart:style-name="ch6" chart:class="major"/>
          </chart:axis>
          <chart:series chart:style-name="ch7" chart:values-cell-range-address="Sheet2.C3:Sheet2.C18" chart:label-cell-address="Sheet2.B1:Sheet2.B1" chart:class="chart:scatter">
            <chart:domain table:cell-range-address="Sheet2.B3:Sheet2.B18"/>
            <chart:data-point chart:repeated="16"/>
          </chart:series>
          <chart:series chart:style-name="ch8" chart:values-cell-range-address="Sheet2.C22:Sheet2.C37" chart:label-cell-address="Sheet2.B20:Sheet2.B20" chart:class="chart:scatter">
            <chart:domain table:cell-range-address="Sheet2.B22:Sheet2.B37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zmiana</text:p>
                <draw:g>
                  <svg:desc>Sheet2.B1:Sheet2.B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odst.</text:p>
                <draw:g>
                  <svg:desc>Sheet2.B20:Sheet2.B20</svg:desc>
                </draw:g>
              </table:table-cell>
            </table:table-row>
          </table:table-header-rows>
          <table:table-rows>
            <table:table-row>
              <table:table-cell office:value-type="float" office:value="0.2055375">
                <text:p>0.2055375</text:p>
                <draw:g>
                  <svg:desc>Sheet2.C22:Sheet2.C37</svg:desc>
                </draw:g>
              </table:table-cell>
              <table:table-cell office:value-type="float" office:value="9">
                <text:p>9</text:p>
                <draw:g>
                  <svg:desc>Sheet2.B3:Sheet2.B18</svg:desc>
                </draw:g>
              </table:table-cell>
              <table:table-cell office:value-type="float" office:value="0.2413561">
                <text:p>0.2413561</text:p>
                <draw:g>
                  <svg:desc>Sheet2.C3:Sheet2.C18</svg:desc>
                </draw:g>
              </table:table-cell>
              <table:table-cell office:value-type="float" office:value="9">
                <text:p>9</text:p>
                <draw:g>
                  <svg:desc>Sheet2.B22:Sheet2.B37</svg:desc>
                </draw:g>
              </table:table-cell>
              <table:table-cell office:value-type="float" office:value="0.2055375">
                <text:p>0.2055375</text:p>
                <draw:g>
                  <svg:desc>Sheet2.C22:Sheet2.C37</svg:desc>
                </draw:g>
              </table:table-cell>
            </table:table-row>
            <table:table-row>
              <table:table-cell office:value-type="float" office:value="0.6150527">
                <text:p>0.6150527</text:p>
              </table:table-cell>
              <table:table-cell office:value-type="float" office:value="17">
                <text:p>17</text:p>
              </table:table-cell>
              <table:table-cell office:value-type="float" office:value="0.906015">
                <text:p>0.906015</text:p>
              </table:table-cell>
              <table:table-cell office:value-type="float" office:value="17">
                <text:p>17</text:p>
              </table:table-cell>
              <table:table-cell office:value-type="float" office:value="0.6150527">
                <text:p>0.6150527</text:p>
              </table:table-cell>
            </table:table-row>
            <table:table-row>
              <table:table-cell office:value-type="float" office:value="2.5931555">
                <text:p>2.5931555</text:p>
              </table:table-cell>
              <table:table-cell office:value-type="float" office:value="34">
                <text:p>34</text:p>
              </table:table-cell>
              <table:table-cell office:value-type="float" office:value="3.8656853">
                <text:p>3.8656853</text:p>
              </table:table-cell>
              <table:table-cell office:value-type="float" office:value="34">
                <text:p>34</text:p>
              </table:table-cell>
              <table:table-cell office:value-type="float" office:value="2.5931555">
                <text:p>2.5931555</text:p>
              </table:table-cell>
            </table:table-row>
            <table:table-row>
              <table:table-cell office:value-type="float" office:value="3.9471013">
                <text:p>3.9471013</text:p>
              </table:table-cell>
              <table:table-cell office:value-type="float" office:value="39">
                <text:p>39</text:p>
              </table:table-cell>
              <table:table-cell office:value-type="float" office:value="5.3833244">
                <text:p>5.3833244</text:p>
              </table:table-cell>
              <table:table-cell office:value-type="float" office:value="39">
                <text:p>39</text:p>
              </table:table-cell>
              <table:table-cell office:value-type="float" office:value="3.9471013">
                <text:p>3.9471013</text:p>
              </table:table-cell>
            </table:table-row>
            <table:table-row>
              <table:table-cell office:value-type="float" office:value="5.5950013">
                <text:p>5.5950013</text:p>
              </table:table-cell>
              <table:table-cell office:value-type="float" office:value="43">
                <text:p>43</text:p>
              </table:table-cell>
              <table:table-cell office:value-type="float" office:value="6.6020264">
                <text:p>6.6020264</text:p>
              </table:table-cell>
              <table:table-cell office:value-type="float" office:value="43">
                <text:p>43</text:p>
              </table:table-cell>
              <table:table-cell office:value-type="float" office:value="5.5950013">
                <text:p>5.5950013</text:p>
              </table:table-cell>
            </table:table-row>
            <table:table-row>
              <table:table-cell office:value-type="float" office:value="8.4903015">
                <text:p>8.4903015</text:p>
              </table:table-cell>
              <table:table-cell office:value-type="float" office:value="53">
                <text:p>53</text:p>
              </table:table-cell>
              <table:table-cell office:value-type="float" office:value="10.371859">
                <text:p>10.371859</text:p>
              </table:table-cell>
              <table:table-cell office:value-type="float" office:value="53">
                <text:p>53</text:p>
              </table:table-cell>
              <table:table-cell office:value-type="float" office:value="8.4903015">
                <text:p>8.4903015</text:p>
              </table:table-cell>
            </table:table-row>
            <table:table-row>
              <table:table-cell office:value-type="float" office:value="14.0903101">
                <text:p>14.0903101</text:p>
              </table:table-cell>
              <table:table-cell office:value-type="float" office:value="65">
                <text:p>65</text:p>
              </table:table-cell>
              <table:table-cell office:value-type="float" office:value="16.2963744">
                <text:p>16.2963744</text:p>
              </table:table-cell>
              <table:table-cell office:value-type="float" office:value="65">
                <text:p>65</text:p>
              </table:table-cell>
              <table:table-cell office:value-type="float" office:value="14.0903101">
                <text:p>14.0903101</text:p>
              </table:table-cell>
            </table:table-row>
            <table:table-row>
              <table:table-cell office:value-type="float" office:value="13.0016999">
                <text:p>13.0016999</text:p>
              </table:table-cell>
              <table:table-cell office:value-type="float" office:value="71">
                <text:p>71</text:p>
              </table:table-cell>
              <table:table-cell office:value-type="float" office:value="22.7883413">
                <text:p>22.7883413</text:p>
              </table:table-cell>
              <table:table-cell office:value-type="float" office:value="71">
                <text:p>71</text:p>
              </table:table-cell>
              <table:table-cell office:value-type="float" office:value="13.0016999">
                <text:p>13.0016999</text:p>
              </table:table-cell>
            </table:table-row>
            <table:table-row>
              <table:table-cell office:value-type="float" office:value="0.6043874">
                <text:p>0.6043874</text:p>
              </table:table-cell>
              <table:table-cell office:value-type="float" office:value="17">
                <text:p>17</text:p>
              </table:table-cell>
              <table:table-cell office:value-type="float" office:value="1.0622503">
                <text:p>1.0622503</text:p>
              </table:table-cell>
              <table:table-cell office:value-type="float" office:value="17">
                <text:p>17</text:p>
              </table:table-cell>
              <table:table-cell office:value-type="float" office:value="0.6043874">
                <text:p>0.6043874</text:p>
              </table:table-cell>
            </table:table-row>
            <table:table-row>
              <table:table-cell office:value-type="float" office:value="1.0009485">
                <text:p>1.0009485</text:p>
              </table:table-cell>
              <table:table-cell office:value-type="float" office:value="21">
                <text:p>21</text:p>
              </table:table-cell>
              <table:table-cell office:value-type="float" office:value="1.6990012">
                <text:p>1.6990012</text:p>
              </table:table-cell>
              <table:table-cell office:value-type="float" office:value="21">
                <text:p>21</text:p>
              </table:table-cell>
              <table:table-cell office:value-type="float" office:value="1.0009485">
                <text:p>1.0009485</text:p>
              </table:table-cell>
            </table:table-row>
            <table:table-row>
              <table:table-cell office:value-type="float" office:value="1.7674548">
                <text:p>1.7674548</text:p>
              </table:table-cell>
              <table:table-cell office:value-type="float" office:value="29">
                <text:p>29</text:p>
              </table:table-cell>
              <table:table-cell office:value-type="float" office:value="3.6944883">
                <text:p>3.6944883</text:p>
              </table:table-cell>
              <table:table-cell office:value-type="float" office:value="29">
                <text:p>29</text:p>
              </table:table-cell>
              <table:table-cell office:value-type="float" office:value="1.7674548">
                <text:p>1.7674548</text:p>
              </table:table-cell>
            </table:table-row>
            <table:table-row>
              <table:table-cell office:value-type="float" office:value="4.1575363">
                <text:p>4.1575363</text:p>
              </table:table-cell>
              <table:table-cell office:value-type="float" office:value="42">
                <text:p>42</text:p>
              </table:table-cell>
              <table:table-cell office:value-type="float" office:value="7.9014167">
                <text:p>7.9014167</text:p>
              </table:table-cell>
              <table:table-cell office:value-type="float" office:value="42">
                <text:p>42</text:p>
              </table:table-cell>
              <table:table-cell office:value-type="float" office:value="4.1575363">
                <text:p>4.1575363</text:p>
              </table:table-cell>
            </table:table-row>
            <table:table-row>
              <table:table-cell office:value-type="float" office:value="8.4477165">
                <text:p>8.4477165</text:p>
              </table:table-cell>
              <table:table-cell office:value-type="float" office:value="52">
                <text:p>52</text:p>
              </table:table-cell>
              <table:table-cell office:value-type="float" office:value="11.8915279">
                <text:p>11.8915279</text:p>
              </table:table-cell>
              <table:table-cell office:value-type="float" office:value="52">
                <text:p>52</text:p>
              </table:table-cell>
              <table:table-cell office:value-type="float" office:value="8.4477165">
                <text:p>8.4477165</text:p>
              </table:table-cell>
            </table:table-row>
            <table:table-row>
              <table:table-cell office:value-type="float" office:value="12.9581855">
                <text:p>12.9581855</text:p>
              </table:table-cell>
              <table:table-cell office:value-type="float" office:value="58">
                <text:p>58</text:p>
              </table:table-cell>
              <table:table-cell office:value-type="float" office:value="14.6726283">
                <text:p>14.6726283</text:p>
              </table:table-cell>
              <table:table-cell office:value-type="float" office:value="58">
                <text:p>58</text:p>
              </table:table-cell>
              <table:table-cell office:value-type="float" office:value="12.9581855">
                <text:p>12.9581855</text:p>
              </table:table-cell>
            </table:table-row>
            <table:table-row>
              <table:table-cell office:value-type="float" office:value="12.7494138">
                <text:p>12.7494138</text:p>
              </table:table-cell>
              <table:table-cell office:value-type="float" office:value="70">
                <text:p>70</text:p>
              </table:table-cell>
              <table:table-cell office:value-type="float" office:value="23.7770646">
                <text:p>23.7770646</text:p>
              </table:table-cell>
              <table:table-cell office:value-type="float" office:value="70">
                <text:p>70</text:p>
              </table:table-cell>
              <table:table-cell office:value-type="float" office:value="12.7494138">
                <text:p>12.7494138</text:p>
              </table:table-cell>
            </table:table-row>
            <table:table-row>
              <table:table-cell office:value-type="float" office:value="17.3814997">
                <text:p>17.3814997</text:p>
              </table:table-cell>
              <table:table-cell office:value-type="float" office:value="76">
                <text:p>76</text:p>
              </table:table-cell>
              <table:table-cell office:value-type="float" office:value="26.3829762">
                <text:p>26.3829762</text:p>
              </table:table-cell>
              <table:table-cell office:value-type="float" office:value="76">
                <text:p>76</text:p>
              </table:table-cell>
              <table:table-cell office:value-type="float" office:value="17.3814997">
                <text:p>17.38149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132cm" svg:y="3.955cm" style:legend-expansion="high" chart:style-name="ch2"/>
        <chart:plot-area chart:style-name="ch3" table:cell-range-address="Sheet2.B22:Sheet2.D37 Sheet2.B20:Sheet2.B20 Sheet2.B1:Sheet2.B1 Sheet2.D3:Sheet2.D18" chart:data-source-has-labels="both" svg:x="1.599cm" svg:y="0.18cm" svg:width="12.214cm" svg:height="7.665cm">
          <chartooo:coordinate-region svg:x="2.22cm" svg:y="0.379cm" svg:width="11.406cm" svg:height="6.819cm"/>
          <chart:axis chart:dimension="x" chart:name="primary-x" chart:style-name="ch4" chartooo:axis-type="auto">
            <chart:title svg:x="7.556cm" svg:y="8.025cm" chart:style-name="ch5">
              <text:p>n</text:p>
            </chart:title>
            <chart:categories table:cell-range-address="Sheet2.C22:Sheet2.C37"/>
          </chart:axis>
          <chart:axis chart:dimension="y" chart:name="primary-y" chart:style-name="ch4">
            <chart:title svg:x="0.451cm" svg:y="3.732cm" chart:style-name="ch5">
              <text:p>δ [%]</text:p>
            </chart:title>
            <chart:grid chart:style-name="ch6" chart:class="major"/>
          </chart:axis>
          <chart:series chart:style-name="ch7" chart:values-cell-range-address="Sheet2.D22:Sheet2.D37" chart:label-cell-address="Sheet2.B20:Sheet2.B20" chart:class="chart:scatter">
            <chart:domain table:cell-range-address="Sheet2.B22:Sheet2.B37"/>
            <chart:data-point chart:repeated="16"/>
          </chart:series>
          <chart:series chart:style-name="ch8" chart:values-cell-range-address="Sheet2.D3:Sheet2.D18" chart:label-cell-address="Sheet2.B1:Sheet2.B1" chart:class="chart:scatter">
            <chart:domain table:cell-range-address="Sheet2.B3:Sheet2.B18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dst.</text:p>
                <draw:g>
                  <svg:desc>Sheet2.B20:Sheet2.B2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zmiana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float" office:value="0.2055375">
                <text:p>0.2055375</text:p>
                <draw:g>
                  <svg:desc>Sheet2.C22:Sheet2.C37</svg:desc>
                </draw:g>
              </table:table-cell>
              <table:table-cell office:value-type="float" office:value="9">
                <text:p>9</text:p>
                <draw:g>
                  <svg:desc>Sheet2.B22:Sheet2.B37</svg:desc>
                </draw:g>
              </table:table-cell>
              <table:table-cell office:value-type="float" office:value="0">
                <text:p>0</text:p>
                <draw:g>
                  <svg:desc>Sheet2.D22:Sheet2.D37</svg:desc>
                </draw:g>
              </table:table-cell>
              <table:table-cell office:value-type="float" office:value="9">
                <text:p>9</text:p>
                <draw:g>
                  <svg:desc>Sheet2.B3:Sheet2.B18</svg:desc>
                </draw:g>
              </table:table-cell>
              <table:table-cell office:value-type="float" office:value="0">
                <text:p>0</text:p>
                <draw:g>
                  <svg:desc>Sheet2.D3:Sheet2.D18</svg:desc>
                </draw:g>
              </table:table-cell>
            </table:table-row>
            <table:table-row>
              <table:table-cell office:value-type="float" office:value="0.6150527">
                <text:p>0.615052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931555">
                <text:p>2.5931555</text:p>
              </table:table-cell>
              <table:table-cell office:value-type="float" office:value="34">
                <text:p>34</text:p>
              </table:table-cell>
              <table:table-cell office:value-type="float" office:value="16.3841">
                <text:p>16.3841</text:p>
              </table:table-cell>
              <table:table-cell office:value-type="float" office:value="34">
                <text:p>34</text:p>
              </table:table-cell>
              <table:table-cell office:value-type="float" office:value="11.8118">
                <text:p>11.8118</text:p>
              </table:table-cell>
            </table:table-row>
            <table:table-row>
              <table:table-cell office:value-type="float" office:value="3.9471013">
                <text:p>3.9471013</text:p>
              </table:table-cell>
              <table:table-cell office:value-type="float" office:value="39">
                <text:p>39</text:p>
              </table:table-cell>
              <table:table-cell office:value-type="float" office:value="12.8824">
                <text:p>12.8824</text:p>
              </table:table-cell>
              <table:table-cell office:value-type="float" office:value="39">
                <text:p>39</text:p>
              </table:table-cell>
              <table:table-cell office:value-type="float" office:value="11.5359">
                <text:p>11.5359</text:p>
              </table:table-cell>
            </table:table-row>
            <table:table-row>
              <table:table-cell office:value-type="float" office:value="5.5950013">
                <text:p>5.5950013</text:p>
              </table:table-cell>
              <table:table-cell office:value-type="float" office:value="43">
                <text:p>43</text:p>
              </table:table-cell>
              <table:table-cell office:value-type="float" office:value="0.382562">
                <text:p>0.382562</text:p>
              </table:table-cell>
              <table:table-cell office:value-type="float" office:value="43">
                <text:p>43</text:p>
              </table:table-cell>
              <table:table-cell office:value-type="float" office:value="0.386121">
                <text:p>0.386121</text:p>
              </table:table-cell>
            </table:table-row>
            <table:table-row>
              <table:table-cell office:value-type="float" office:value="8.4903015">
                <text:p>8.4903015</text:p>
              </table:table-cell>
              <table:table-cell office:value-type="float" office:value="53">
                <text:p>53</text:p>
              </table:table-cell>
              <table:table-cell office:value-type="float" office:value="15.2252">
                <text:p>15.2252</text:p>
              </table:table-cell>
              <table:table-cell office:value-type="float" office:value="53">
                <text:p>53</text:p>
              </table:table-cell>
              <table:table-cell office:value-type="float" office:value="15.9247">
                <text:p>15.9247</text:p>
              </table:table-cell>
            </table:table-row>
            <table:table-row>
              <table:table-cell office:value-type="float" office:value="14.0903101">
                <text:p>14.0903101</text:p>
              </table:table-cell>
              <table:table-cell office:value-type="float" office:value="65">
                <text:p>65</text:p>
              </table:table-cell>
              <table:table-cell office:value-type="float" office:value="21.1474">
                <text:p>21.1474</text:p>
              </table:table-cell>
              <table:table-cell office:value-type="float" office:value="65">
                <text:p>65</text:p>
              </table:table-cell>
              <table:table-cell office:value-type="float" office:value="23.752">
                <text:p>23.752</text:p>
              </table:table-cell>
            </table:table-row>
            <table:table-row>
              <table:table-cell office:value-type="float" office:value="13.0016999">
                <text:p>13.0016999</text:p>
              </table:table-cell>
              <table:table-cell office:value-type="float" office:value="71">
                <text:p>71</text:p>
              </table:table-cell>
              <table:table-cell office:value-type="float" office:value="21.6462">
                <text:p>21.6462</text:p>
              </table:table-cell>
              <table:table-cell office:value-type="float" office:value="71">
                <text:p>71</text:p>
              </table:table-cell>
              <table:table-cell office:value-type="float" office:value="23.4513">
                <text:p>23.4513</text:p>
              </table:table-cell>
            </table:table-row>
            <table:table-row>
              <table:table-cell office:value-type="float" office:value="0.6043874">
                <text:p>0.6043874</text:p>
              </table:table-cell>
              <table:table-cell office:value-type="float" office:value="17">
                <text:p>17</text:p>
              </table:table-cell>
              <table:table-cell office:value-type="float" office:value="1.00719">
                <text:p>1.00719</text:p>
              </table:table-cell>
              <table:table-cell office:value-type="float" office:value="17">
                <text:p>17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float" office:value="1.0009485">
                <text:p>1.0009485</text:p>
              </table:table-cell>
              <table:table-cell office:value-type="float" office:value="21">
                <text:p>21</text:p>
              </table:table-cell>
              <table:table-cell office:value-type="float" office:value="4.54747">
                <text:p>4.54747</text:p>
              </table:table-cell>
              <table:table-cell office:value-type="float" office:value="21">
                <text:p>21</text:p>
              </table:table-cell>
              <table:table-cell office:value-type="float" office:value="5.07573">
                <text:p>5.07573</text:p>
              </table:table-cell>
            </table:table-row>
            <table:table-row>
              <table:table-cell office:value-type="float" office:value="1.7674548">
                <text:p>1.7674548</text:p>
              </table:table-cell>
              <table:table-cell office:value-type="float" office:value="29">
                <text:p>29</text:p>
              </table:table-cell>
              <table:table-cell office:value-type="float" office:value="5.68323">
                <text:p>5.68323</text:p>
              </table:table-cell>
              <table:table-cell office:value-type="float" office:value="29">
                <text:p>29</text:p>
              </table:table-cell>
              <table:table-cell office:value-type="float" office:value="4.82609">
                <text:p>4.82609</text:p>
              </table:table-cell>
            </table:table-row>
            <table:table-row>
              <table:table-cell office:value-type="float" office:value="4.1575363">
                <text:p>4.1575363</text:p>
              </table:table-cell>
              <table:table-cell office:value-type="float" office:value="42">
                <text:p>42</text:p>
              </table:table-cell>
              <table:table-cell office:value-type="float" office:value="10.3386">
                <text:p>10.3386</text:p>
              </table:table-cell>
              <table:table-cell office:value-type="float" office:value="42">
                <text:p>42</text:p>
              </table:table-cell>
              <table:table-cell office:value-type="float" office:value="7.85408">
                <text:p>7.85408</text:p>
              </table:table-cell>
            </table:table-row>
            <table:table-row>
              <table:table-cell office:value-type="float" office:value="8.4477165">
                <text:p>8.4477165</text:p>
              </table:table-cell>
              <table:table-cell office:value-type="float" office:value="52">
                <text:p>52</text:p>
              </table:table-cell>
              <table:table-cell office:value-type="float" office:value="9.49615">
                <text:p>9.49615</text:p>
              </table:table-cell>
              <table:table-cell office:value-type="float" office:value="52">
                <text:p>52</text:p>
              </table:table-cell>
              <table:table-cell office:value-type="float" office:value="10.1525">
                <text:p>10.1525</text:p>
              </table:table-cell>
            </table:table-row>
            <table:table-row>
              <table:table-cell office:value-type="float" office:value="12.9581855">
                <text:p>12.9581855</text:p>
              </table:table-cell>
              <table:table-cell office:value-type="float" office:value="58">
                <text:p>58</text:p>
              </table:table-cell>
              <table:table-cell office:value-type="float" office:value="10.7068">
                <text:p>10.7068</text:p>
              </table:table-cell>
              <table:table-cell office:value-type="float" office:value="58">
                <text:p>58</text:p>
              </table:table-cell>
              <table:table-cell office:value-type="float" office:value="7.37704">
                <text:p>7.37704</text:p>
              </table:table-cell>
            </table:table-row>
            <table:table-row>
              <table:table-cell office:value-type="float" office:value="12.7494138">
                <text:p>12.7494138</text:p>
              </table:table-cell>
              <table:table-cell office:value-type="float" office:value="70">
                <text:p>70</text:p>
              </table:table-cell>
              <table:table-cell office:value-type="float" office:value="12.0741">
                <text:p>12.0741</text:p>
              </table:table-cell>
              <table:table-cell office:value-type="float" office:value="70">
                <text:p>70</text:p>
              </table:table-cell>
              <table:table-cell office:value-type="float" office:value="9.97037">
                <text:p>9.97037</text:p>
              </table:table-cell>
            </table:table-row>
            <table:table-row>
              <table:table-cell office:value-type="float" office:value="17.3814997">
                <text:p>17.3814997</text:p>
              </table:table-cell>
              <table:table-cell office:value-type="float" office:value="76">
                <text:p>76</text:p>
              </table:table-cell>
              <table:table-cell office:value-type="float" office:value="10.948">
                <text:p>10.948</text:p>
              </table:table-cell>
              <table:table-cell office:value-type="float" office:value="76">
                <text:p>76</text:p>
              </table:table-cell>
              <table:table-cell office:value-type="float" office:value="10.2788">
                <text:p>10.27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